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00521" officeooo:paragraph-rsid="00100521"/>
    </style:style>
    <style:style style:name="P2" style:family="paragraph" style:parent-style-name="Text_20_body">
      <style:paragraph-properties>
        <style:tab-stops>
          <style:tab-stop style:position="13.653cm"/>
        </style:tab-stops>
      </style:paragraph-properties>
      <style:text-properties officeooo:paragraph-rsid="00100521"/>
    </style:style>
    <style:style style:name="P3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24pt" officeooo:rsid="00100521" officeooo:paragraph-rsid="00100521" style:font-size-asian="21pt" style:font-size-complex="24pt"/>
    </style:style>
    <style:style style:name="P4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24pt" officeooo:rsid="001351b6" officeooo:paragraph-rsid="001351b6" style:font-size-asian="21pt" style:font-size-complex="24pt"/>
    </style:style>
    <style:style style:name="P5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24pt" officeooo:rsid="0016f2fe" officeooo:paragraph-rsid="0016f2fe" style:font-size-asian="21pt" style:font-size-complex="24pt"/>
    </style:style>
    <style:style style:name="P6" style:family="paragraph" style:parent-style-name="Text_20_body">
      <style:paragraph-properties>
        <style:tab-stops>
          <style:tab-stop style:position="13.653cm"/>
        </style:tab-stops>
      </style:paragraph-properties>
      <style:text-properties officeooo:rsid="001351b6" officeooo:paragraph-rsid="001351b6"/>
    </style:style>
    <style:style style:name="P7" style:family="paragraph" style:parent-style-name="Text_20_body">
      <style:paragraph-properties>
        <style:tab-stops>
          <style:tab-stop style:position="13.653cm"/>
        </style:tab-stops>
      </style:paragraph-properties>
      <style:text-properties fo:font-size="12pt" officeooo:rsid="0016f2fe" officeooo:paragraph-rsid="0016f2fe" style:font-size-asian="10.5pt" style:font-size-complex="12pt"/>
    </style:style>
    <style:style style:name="P8" style:family="paragraph" style:parent-style-name="Title">
      <style:paragraph-properties>
        <style:tab-stops>
          <style:tab-stop style:position="13.653cm"/>
        </style:tab-stops>
      </style:paragraph-properties>
      <style:text-properties officeooo:rsid="00100521" officeooo:paragraph-rsid="00100521"/>
    </style:style>
    <style:style style:name="T1" style:family="text">
      <style:text-properties officeooo:rsid="00100521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065cc" style:font-size-asian="10.5pt" style:font-size-complex="12pt"/>
    </style:style>
    <style:style style:name="T4" style:family="text">
      <style:text-properties fo:font-size="12pt" officeooo:rsid="00121e57" style:font-size-asian="10.5pt" style:font-size-complex="12pt"/>
    </style:style>
    <style:style style:name="T5" style:family="text">
      <style:text-properties fo:font-size="12pt" officeooo:rsid="00100521" style:font-size-asian="10.5pt" style:font-size-complex="12pt"/>
    </style:style>
    <style:style style:name="T6" style:family="text">
      <style:text-properties fo:font-size="12pt" officeooo:rsid="001351b6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I_Assignment_03</text:p>
      <text:p text:style-name="P3">1)</text:p>
      <text:p text:style-name="P3"><text:span text:style-name="T2">a) Die Grammatik ist nicht regulär, da bereits die erste Produktion S → BC zwei non-terminals als w enthält. (Form n → w) </text:span></text:p>
      <text:p text:style-name="P2"><text:span text:style-name="T5">b) </text:span><text:span text:style-name="T6">Da G nicht regulär ist, kann kein reguläres L(G) direkt aus G entstehen.</text:span><text:span text:style-name="T5"> </text:span><text:span text:style-name="T3">Man kann </text:span><text:span text:style-name="T6">aber</text:span><text:span text:style-name="T3"> eine reguläre Grammatik G` definieren, welche funktionell äquivalent zu G ist. Dann ist L(G) regulär: G` =(</text:span><text:span text:style-name="T4">N, </text:span><text:span text:style-name="T3">T, S, P) mit T, S wie in G, aber </text:span><text:span text:style-name="T4">N = {S, C, D, E} und </text:span><text:span text:style-name="T3">P = {S→ eine </text:span><text:span text:style-name="T4">C</text:span><text:span text:style-name="T3">, S → die </text:span><text:span text:style-name="T4">C, C→D, C→grosse D, C→graue E, D→Maus, D→graue Maus, E→Maus, E→grosse Maus}.</text:span></text:p>
      <text:p text:style-name="P6"><text:span text:style-name="T4">c</text:span><text:span text:style-name="T2">) die graue Maus:</text:span></text:p>
      <text:p text:style-name="P6"><text:span text:style-name="T2">- S &gt; die C &gt; die graue E &gt; die graue Maus</text:span></text:p>
      <text:p text:style-name="P6"><text:span text:style-name="T2">- S &gt; die C &gt; die D &gt; die graue Maus</text:span></text:p>
      <text:p text:style-name="P6"><text:span text:style-name="T2"/></text:p>
      <text:p text:style-name="P4">2)</text:p>
      <text:p text:style-name="P4"><text:span text:style-name="T2">a) </text:span></text:p>
      <text:p text:style-name="P6"><text:span text:style-name="T2"><text:s text:c="31"/></text:span></text:p>
      <text:p text:style-name="P6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5"><text:span text:style-name="T2"/></text:p>
      <text:p text:style-name="P5"><text:span text:style-name="T2">b)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3)</text:p>
      <text:p text:style-name="P7">Nein, der Ausdruck beschreibt die Sprache L(G) nicht, denn aus dem Ausdruck könnte man z.B. «die grosse grosse graue graue Maus» formen, welches nicht in L(G) enthalten ist.</text:p>
      <text:p text:style-name="P7"/>
      <text:p text:style-name="P5">4)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CH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0521" officeooo:paragraph-rsid="00100521"/>
    </style:style>
    <style:style style:name="MT1" style:family="text">
      <style:text-properties officeooo:rsid="001005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Nicolas Rüegg</text:span></text:p>
        <text:p text:style-name="MP1"><text:tab/><text:tab/>Kapinash Ponnuthura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2T21:32:34.209000000</dc:date>
    <meta:editing-duration>PT6M15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16" meta:word-count="162" meta:character-count="842" meta:non-whitespace-character-count="658"/>
  </office:meta>
</office:document-meta>
</file>